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666666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02cm" svg:stroke-color="#000000" draw:marker-start-width="0.352cm" draw:marker-end-width="0.352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143cm"/>
    </style:style>
    <style:style style:name="gr9" style:family="graphic" style:parent-style-name="standard">
      <style:graphic-properties draw:stroke="none" svg:stroke-color="#000000" draw:fill="none" draw:fill-color="#ffffff" fo:min-height="1.016cm"/>
    </style:style>
    <style:style style:name="gr10" style:family="graphic" style:parent-style-name="standard">
      <style:graphic-properties svg:stroke-width="0.203cm" svg:stroke-color="#000000" draw:marker-start-width="0.503cm" draw:marker-end-width="0.503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11" style:family="graphic" style:parent-style-name="objectwithoutfill">
      <style:graphic-properties draw:stroke="dash" draw:stroke-dash="Fine_20_Dashed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3" style:family="graphic" style:parent-style-name="objectwithoutfill">
      <style:graphic-properties draw:stroke="dash" draw:stroke-dash="Fine_20_Dashed" svg:stroke-width="0.102cm" svg:stroke-color="#666666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fo:min-height="1.02cm"/>
    </style:style>
    <style:style style:name="gr15" style:family="graphic" style:parent-style-name="standard">
      <style:graphic-properties draw:stroke="none" svg:stroke-color="#000000" draw:fill="solid" draw:fill-color="#000000" draw:textarea-horizontal-align="center" draw:textarea-vertical-align="middle" fo:min-height="1.02cm" draw:shadow="hidden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716cm" svg:height="1.397cm" svg:x="1.689cm" svg:y="1.74cm">
          <draw:text-box>
            <text:p text:style-name="P1"><text:span text:style-name="T1">IT Security Reference Model Grimm</text:span></text:p>
          </draw:text-box>
        </draw:frame>
        <draw:custom-shape draw:style-name="gr2" draw:text-style-name="P3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986cm" svg:height="2.794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84cm" svg:height="30.607cm" svg:x="2.778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2" draw:id="id12" draw:layer="layout" svg:width="11.684cm" svg:height="30.607cm" svg:x="16.78cm" svg:y="6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1" draw:id="id11" draw:layer="layout" svg:width="11.684cm" svg:height="30.607cm" svg:x="30.782cm" svg:y="6.8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3" draw:id="id13" draw:layer="layout" svg:width="11.684cm" svg:height="30.607cm" svg:x="45.084cm" svg:y="6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3" draw:id="id3" draw:layer="layout" svg:width="7.366cm" svg:height="2.54cm" svg:x="5.01cm" svg:y="9.383cm">
          <text:p text:style-name="P3"><text:span text:style-name="T1">Asset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7.366cm" svg:height="2.54cm" svg:x="5.01cm" svg:y="13.133cm">
          <text:p text:style-name="P3"><text:span text:style-name="T1">IT-System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7.366cm" svg:height="2.54cm" svg:x="5.01cm" svg:y="16.984cm">
          <text:p text:style-name="P3"><text:span text:style-name="T1">Human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7.366cm" svg:height="2.54cm" svg:x="5.01cm" svg:y="22.735cm">
          <text:p text:style-name="P3"><text:span text:style-name="T2">Conflict of Interest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7.366cm" svg:height="2.54cm" svg:x="5.01cm" svg:y="26.686cm">
          <text:p text:style-name="P3"><text:span text:style-name="T2">Vulnerabilitie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7.366cm" svg:height="2.54cm" svg:x="5.01cm" svg:y="32.937cm">
          <text:p text:style-name="P3"><text:span text:style-name="T2">Interaction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8.693cm" svg:y1="19.524cm" svg:x2="8.693cm" svg:y2="22.735cm" draw:start-shape="id1" draw:start-glue-point="2" draw:end-shape="id2" draw:end-glue-point="0" svg:d="M8693 19524v3211" svg:viewBox="0 0 1 3212">
          <text:p/>
        </draw:connector>
        <draw:connector draw:style-name="gr7" draw:text-style-name="P3" draw:layer="layout" draw:line-skew="0.519cm 8.476cm" svg:x1="12.376cm" svg:y1="10.653cm" svg:x2="8.693cm" svg:y2="32.937cm" draw:start-shape="id3" draw:start-glue-point="1" draw:end-shape="id4" draw:end-glue-point="0" svg:d="M12376 10653h1070v20253h-4753v2031" svg:viewBox="0 0 4754 22285">
          <text:p/>
        </draw:connector>
        <draw:connector draw:style-name="gr7" draw:text-style-name="P3" draw:layer="layout" draw:line-skew="0.519cm 6.54cm" svg:x1="12.376cm" svg:y1="14.403cm" svg:x2="8.693cm" svg:y2="32.937cm" draw:start-shape="id5" draw:start-glue-point="1" draw:end-shape="id4" draw:end-glue-point="0" svg:d="M12376 14403h1070v16442h-4753v2092" svg:viewBox="0 0 4754 18535">
          <text:p/>
        </draw:connector>
        <draw:connector draw:style-name="gr7" draw:text-style-name="P3" draw:layer="layout" draw:line-skew="0.519cm 4.614cm" svg:x1="12.376cm" svg:y1="18.254cm" svg:x2="8.693cm" svg:y2="32.937cm" draw:start-shape="id1" draw:start-glue-point="1" draw:end-shape="id4" draw:end-glue-point="0" svg:d="M12376 18254h1070v12591h-4753v2092" svg:viewBox="0 0 4754 14684">
          <text:p/>
        </draw:connector>
        <draw:connector draw:style-name="gr7" draw:text-style-name="P3" draw:layer="layout" draw:line-skew="-0.411cm 1.739cm" svg:x1="5.01cm" svg:y1="24.005cm" svg:x2="8.693cm" svg:y2="32.937cm" draw:start-shape="id2" draw:start-glue-point="3" draw:end-shape="id4" draw:end-glue-point="0" svg:d="M5010 24005h-962v6840h4645v2092" svg:viewBox="0 0 4646 8933">
          <text:p/>
        </draw:connector>
        <draw:connector draw:style-name="gr7" draw:text-style-name="P3" draw:layer="layout" draw:line-skew="-0.411cm -0.237cm" svg:x1="5.01cm" svg:y1="27.956cm" svg:x2="8.693cm" svg:y2="32.937cm" draw:start-shape="id6" draw:start-glue-point="3" draw:end-shape="id4" draw:end-glue-point="0" svg:d="M5010 27956h-962v2889h4645v2092" svg:viewBox="0 0 4646 4982">
          <text:p/>
        </draw:connector>
        <draw:frame draw:style-name="gr8" draw:text-style-name="P4" draw:layer="layout" svg:width="7.493cm" svg:height="1.393cm" svg:x="4.81cm" svg:y="5.191cm">
          <draw:text-box>
            <text:p text:style-name="P3"><text:span text:style-name="T1">World</text:span></text:p>
          </draw:text-box>
        </draw:frame>
        <draw:frame draw:style-name="gr8" draw:text-style-name="P4" draw:layer="layout" svg:width="7.493cm" svg:height="1.393cm" svg:x="18.811cm" svg:y="5.192cm">
          <draw:text-box>
            <text:p text:style-name="P3"><text:span text:style-name="T1">Potential</text:span></text:p>
          </draw:text-box>
        </draw:frame>
        <draw:frame draw:style-name="gr8" draw:text-style-name="P4" draw:layer="layout" svg:width="7.493cm" svg:height="1.393cm" svg:x="32.912cm" svg:y="5.193cm">
          <draw:text-box>
            <text:p text:style-name="P3"><text:span text:style-name="T1">Plan</text:span></text:p>
          </draw:text-box>
        </draw:frame>
        <draw:frame draw:style-name="gr8" draw:text-style-name="P4" draw:layer="layout" svg:width="7.493cm" svg:height="1.393cm" svg:x="47.213cm" svg:y="5.194cm">
          <draw:text-box>
            <text:p text:style-name="P3"><text:span text:style-name="T1">Event</text:span></text:p>
          </draw:text-box>
        </draw:frame>
        <draw:custom-shape draw:style-name="gr4" draw:text-style-name="P4" xml:id="id8" draw:id="id8" draw:layer="layout" svg:width="7.366cm" svg:height="2.54cm" svg:x="18.986cm" svg:y="9.383cm">
          <text:p text:style-name="P3"><text:span text:style-name="T1">Business</text:span></text:p>
          <text:p text:style-name="P3"><text:span text:style-name="T1">Objectiv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7" draw:id="id7" draw:layer="layout" svg:width="7.366cm" svg:height="2.54cm" svg:x="18.986cm" svg:y="14.684cm">
          <text:p text:style-name="P3"><text:span text:style-name="T1">Chances/Risks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2.669cm" svg:y1="14.684cm" svg:x2="22.669cm" svg:y2="11.923cm" draw:start-shape="id7" draw:start-glue-point="0" draw:end-shape="id8" draw:end-glue-point="2" svg:d="M22669 14684v-2761" svg:viewBox="0 0 1 2762">
          <text:p/>
        </draw:connector>
        <draw:frame draw:style-name="gr9" draw:layer="layout" svg:width="3.302cm" svg:height="1.266cm" svg:x="22.971cm" svg:y="12.684cm">
          <draw:text-box>
            <text:p>affect</text:p>
          </draw:text-box>
        </draw:frame>
        <draw:custom-shape draw:style-name="gr10" draw:text-style-name="P4" xml:id="id9" draw:id="id9" draw:layer="layout" svg:width="7.366cm" svg:height="2.54cm" svg:x="19.088cm" svg:y="23.235cm">
          <text:p text:style-name="P3"><text:span text:style-name="T1">Threat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0" draw:id="id10" draw:layer="layout" svg:width="7.366cm" svg:height="2.54cm" svg:x="19.088cm" svg:y="29.516cm">
          <text:p text:style-name="P3"><text:span text:style-name="T1">Security</text:span></text:p>
          <text:p text:style-name="P3"><text:span text:style-name="T1">Requirements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22.771cm" svg:y1="25.775cm" svg:x2="22.771cm" svg:y2="29.516cm" draw:start-shape="id9" draw:start-glue-point="2" draw:end-shape="id10" draw:end-glue-point="0" svg:d="M22771 25775v3741" svg:viewBox="0 0 1 3742">
          <text:p/>
        </draw:connector>
        <draw:frame draw:style-name="gr9" draw:layer="layout" svg:width="3.302cm" svg:height="1.266cm" svg:x="23.225cm" svg:y="27.035cm">
          <draw:text-box>
            <text:p>violate</text:p>
          </draw:text-box>
        </draw:frame>
        <draw:frame draw:style-name="gr9" draw:layer="layout" svg:width="3.302cm" svg:height="1.266cm" svg:x="7.477cm" svg:y="29.829cm">
          <draw:text-box>
            <text:p>interact</text:p>
          </draw:text-box>
        </draw:frame>
        <draw:custom-shape draw:style-name="gr4" draw:text-style-name="P4" draw:layer="layout" svg:width="7.366cm" svg:height="2.54cm" svg:x="33.063cm" svg:y="9.383cm">
          <text:p text:style-name="P3"><text:span text:style-name="T1">Business</text:span></text:p>
          <text:p text:style-name="P3"><text:span text:style-name="T1">Model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draw:line-skew="6.521cm -2.57cm" svg:x1="22.771cm" svg:y1="32.056cm" svg:x2="5.01cm" svg:y2="10.653cm" draw:start-shape="id10" draw:start-glue-point="2" draw:end-shape="id3" draw:end-glue-point="3" svg:d="M22771 32056v7123h-20882v-28526h3121" svg:viewBox="0 0 20883 28527">
          <text:p/>
        </draw:connector>
        <draw:connector draw:style-name="gr7" draw:text-style-name="P3" draw:layer="layout" svg:x1="30.782cm" svg:y1="22.149cm" svg:x2="28.464cm" svg:y2="22.147cm" draw:start-shape="id11" draw:start-glue-point="3" draw:end-shape="id12" draw:end-glue-point="1" svg:d="M30782 22149h-1159v-2h-1159" svg:viewBox="0 0 2319 3">
          <text:p/>
        </draw:connector>
        <draw:connector draw:style-name="gr7" draw:text-style-name="P3" draw:layer="layout" svg:x1="45.084cm" svg:y1="22.151cm" svg:x2="42.466cm" svg:y2="22.149cm" draw:start-shape="id13" draw:start-glue-point="3" draw:end-shape="id11" draw:end-glue-point="1" svg:d="M45084 22151h-1308v-2h-1310" svg:viewBox="0 0 2619 3">
          <text:p/>
        </draw:connector>
        <draw:connector draw:style-name="gr11" draw:text-style-name="P3" draw:layer="layout" draw:line-skew="0.659cm 0.406cm" svg:x1="8.693cm" svg:y1="35.477cm" svg:x2="19.088cm" svg:y2="24.505cm" draw:start-shape="id4" draw:start-glue-point="2" draw:end-shape="id9" draw:end-glue-point="3" svg:d="M8693 35477v1210h7420v-12182h2975" svg:viewBox="0 0 10396 12183">
          <text:p/>
        </draw:connector>
        <draw:connector draw:style-name="gr13" draw:text-style-name="P3" draw:layer="layout" draw:line-skew="-0.076cm" svg:x1="12.376cm" svg:y1="34.207cm" svg:x2="18.986cm" svg:y2="10.653cm" draw:start-shape="id4" draw:start-glue-point="1" draw:end-shape="id8" draw:end-glue-point="3" svg:d="M12376 34207h3229v-23554h3381" svg:viewBox="0 0 6611 23555">
          <text:p/>
        </draw:connector>
        <draw:custom-shape draw:style-name="gr10" draw:text-style-name="P4" xml:id="id14" draw:id="id14" draw:layer="layout" svg:width="7.366cm" svg:height="2.54cm" svg:x="33.063cm" svg:y="29.516cm">
          <text:p text:style-name="P3"><text:span text:style-name="T1">Security</text:span></text:p>
          <text:p text:style-name="P3"><text:span text:style-name="T1">Measures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33.063cm" svg:y1="30.786cm" svg:x2="26.454cm" svg:y2="30.786cm" draw:start-shape="id14" draw:start-glue-point="3" draw:end-shape="id10" draw:end-glue-point="1" svg:d="M33063 30786h-6609" svg:viewBox="0 0 6610 1">
          <text:p/>
        </draw:connector>
        <draw:frame draw:style-name="gr14" draw:layer="layout" svg:width="3.683cm" svg:height="1.27cm" svg:x="28.624cm" svg:y="29.702cm">
          <draw:text-box>
            <text:p>implement</text:p>
          </draw:text-box>
        </draw:frame>
        <draw:connector draw:style-name="gr12" draw:text-style-name="P3" draw:layer="layout" draw:line-skew="0.36cm -0.846cm" svg:x1="26.454cm" svg:y1="24.505cm" svg:x2="8.693cm" svg:y2="9.383cm" draw:start-shape="id9" draw:start-glue-point="1" draw:end-shape="id3" draw:end-glue-point="0" svg:d="M26454 24505h962v-16519h-18723v1397" svg:viewBox="0 0 18724 16520">
          <text:p/>
        </draw:connector>
        <draw:custom-shape draw:style-name="gr4" draw:text-style-name="P4" draw:layer="layout" svg:width="7.366cm" svg:height="2.54cm" svg:x="47.626cm" svg:y="9.383cm">
          <text:p text:style-name="P3"><text:span text:style-name="T1">Business</text:span></text:p>
          <text:p text:style-name="P3"><text:span text:style-name="T1">Proces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6" draw:id="id16" draw:layer="layout" svg:width="7.366cm" svg:height="2.54cm" svg:x="33.063cm" svg:y="20.972cm">
          <text:p text:style-name="P3"><text:span text:style-name="T1">Accident</text:span></text:p>
          <text:p text:style-name="P3"><text:span text:style-name="T1">Scenario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5" draw:id="id15" draw:layer="layout" svg:width="7.366cm" svg:height="2.54cm" svg:x="33.063cm" svg:y="25.223cm">
          <text:p text:style-name="P3"><text:span text:style-name="T1">Attack</text:span></text:p>
          <text:p text:style-name="P3"><text:span text:style-name="T1">Techniqu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7" draw:id="id17" draw:layer="layout" svg:width="7.366cm" svg:height="2.54cm" svg:x="47.626cm" svg:y="29.516cm">
          <text:p text:style-name="P3"><text:span text:style-name="T1">Security</text:span></text:p>
          <text:p text:style-name="P3"><text:span text:style-name="T1">Oper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9" draw:id="id19" draw:layer="layout" svg:width="7.366cm" svg:height="2.54cm" svg:x="47.626cm" svg:y="20.972cm">
          <text:p text:style-name="P3"><text:span text:style-name="T1">Acciden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8" draw:id="id18" draw:layer="layout" svg:width="7.366cm" svg:height="2.54cm" svg:x="47.626cm" svg:y="25.223cm">
          <text:p text:style-name="P3"><text:span text:style-name="T1">Attack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line-skew="0.355cm" svg:x1="40.429cm" svg:y1="30.786cm" svg:x2="40.429cm" svg:y2="26.493cm" draw:start-shape="id14" draw:start-glue-point="1" draw:end-shape="id15" draw:end-glue-point="1" svg:d="M40429 30786h957v-4293h-957" svg:viewBox="0 0 958 4294">
          <text:p/>
        </draw:connector>
        <draw:connector draw:style-name="gr6" draw:text-style-name="P3" draw:layer="layout" draw:line-skew="0.355cm" svg:x1="40.429cm" svg:y1="30.786cm" svg:x2="40.429cm" svg:y2="22.242cm" draw:start-shape="id14" draw:start-glue-point="1" draw:end-shape="id16" draw:end-glue-point="1" svg:d="M40429 30786h957v-8544h-957" svg:viewBox="0 0 958 8545">
          <text:p/>
        </draw:connector>
        <draw:connector draw:style-name="gr6" draw:text-style-name="P3" draw:layer="layout" draw:line-skew="0.321cm" svg:x1="54.992cm" svg:y1="30.786cm" svg:x2="54.992cm" svg:y2="26.493cm" draw:start-shape="id17" draw:start-glue-point="1" draw:end-shape="id18" draw:end-glue-point="1" svg:d="M54992 30786h872v-4293h-872" svg:viewBox="0 0 873 4294">
          <text:p/>
        </draw:connector>
        <draw:connector draw:style-name="gr6" draw:text-style-name="P3" draw:layer="layout" draw:line-skew="0.321cm" svg:x1="54.992cm" svg:y1="30.786cm" svg:x2="54.992cm" svg:y2="22.242cm" draw:start-shape="id17" draw:start-glue-point="1" draw:end-shape="id19" draw:end-glue-point="1" svg:d="M54992 30786h872v-8544h-872" svg:viewBox="0 0 873 8545">
          <text:p/>
        </draw:connector>
        <draw:g>
          <draw:path draw:style-name="gr15" draw:text-style-name="P3" draw:layer="layout" svg:width="0.461cm" svg:height="0.065cm" svg:x="43.762cm" svg:y="18.82cm" svg:viewBox="0 0 462 66" svg:d="M409 9c17 1 35 1 53 2 0 18-1 37-1 55-18 0-36 0-54-1 1-18 1-37 2-56zM1 0c112 3 224 5 336 8 0 18-1 37-1 55-112-2-224-5-336-7 0-19 1-37 1-56z">
            <text:p/>
          </draw:path>
          <draw:path draw:style-name="gr15" draw:text-style-name="P3" draw:layer="layout" svg:width="0.343cm" svg:height="0.272cm" svg:x="43.755cm" svg:y="18.962cm" svg:viewBox="0 0 344 273" svg:d="M1 212l213 5c16 0 30-1 41-3s20-6 27-11 12-12 15-21 4-20 5-33c0-13-2-25-7-36-4-10-10-20-19-27-9-8-19-14-32-19-13-4-28-6-45-7l-194-4 1-56 264 6c7 0 15 0 22 0 8 0 15 0 22 0s13 0 18 0 8 0 10 0l-1 53c-1 0-4 0-9 0-4 0-10 0-15 0-6 1-12 1-18 1-7 0-12 0-16 0v1c10 5 18 11 26 18 8 6 14 14 20 23 5 8 9 18 12 29 2 11 4 24 3 38 0 19-3 35-8 48-4 14-12 24-21 33-10 8-23 14-38 18s-33 5-53 5l-224-5z">
            <text:p/>
          </draw:path>
          <draw:path draw:style-name="gr15" draw:text-style-name="P3" draw:layer="layout" svg:width="0.346cm" svg:height="0.276cm" svg:x="43.745cm" svg:y="19.288cm" svg:viewBox="0 0 347 277" svg:d="M96 277c-16 0-30-4-42-10s-22-15-30-27-15-26-19-43-5-37-5-58c1-20 2-37 6-53 3-15 8-29 15-40 7-12 16-22 27-29 11-8 24-14 40-17l9 50c-18 4-32 13-40 28-9 15-14 35-14 62-1 12 0 23 1 33 2 10 4 19 8 26s9 13 16 17 15 7 25 7 18-2 25-7c7-4 12-11 17-19 4-9 8-19 12-31 3-12 7-25 11-39s8-27 13-40 11-25 18-36c7-10 16-18 27-25 11-6 24-9 40-9 31 1 54 12 69 34 16 23 23 55 22 96-1 37-8 67-21 88-14 22-35 35-64 40l-5-50c9-2 16-5 22-10s11-11 15-18 6-14 8-23 3-18 3-28c1-25-3-44-10-56-8-12-19-18-35-18-9-1-16 1-22 6-6 4-11 10-16 18-4 8-7 17-11 28-3 11-6 24-10 37-2 9-5 18-8 27s-6 18-10 27-8 17-13 25c-5 7-11 14-18 19-7 6-15 11-24 14-10 3-20 4-32 4z">
            <text:p/>
          </draw:path>
          <draw:path draw:style-name="gr15" draw:text-style-name="P3" draw:layer="layout" svg:width="0.416cm" svg:height="0.156cm" svg:x="43.739cm" svg:y="19.603cm" svg:viewBox="0 0 417 157" svg:d="M6 155c-2-8-3-17-5-26-1-8-1-19-1-30 1-45 27-67 78-65l224 5v-39l41 1-1 41 75 18-1 37-75-2-2 62h-40l1-62-212-5c-16-1-27 2-34 7-6 5-10 14-10 27 0 5 0 11 1 16 0 5 1 10 2 16z">
            <text:p/>
          </draw:path>
          <draw:path draw:style-name="gr15" draw:text-style-name="P3" draw:layer="layout" svg:width="0.347cm" svg:height="0.324cm" svg:x="43.733cm" svg:y="19.793cm" svg:viewBox="0 0 348 325" svg:d="M1 99c1-34 10-59 29-75 18-17 43-25 74-24 22 1 40 5 54 14s25 20 33 33c8 14 13 30 16 47 3 18 4 35 3 53l-1 76h18c14 0 26-1 36-3 10-3 18-7 24-13s11-13 14-22 4-20 5-32c0-11-1-21-2-29-1-9-4-17-8-23-4-7-9-12-16-16s-15-7-26-8l7-58c13 2 25 6 36 12s20 15 28 25c8 11 14 25 18 41s6 35 5 58c-1 42-11 74-31 95-20 20-48 30-85 30l-144-4c-17 0-29 2-38 6-8 4-13 12-13 24 0 4 0 7 0 10 1 3 1 6 2 9l-35-1c-1-7-3-14-3-21-1-7-1-14-1-22 0-11 2-20 5-27 3-8 7-14 13-18 6-5 13-8 21-11 9-2 19-3 30-4v-2c-11-6-20-13-29-20-8-7-16-16-21-25-6-10-11-21-14-33s-4-26-4-42zM43 113c-1 18 2 33 8 47 7 13 15 24 24 33 10 9 21 16 33 21 12 4 23 7 34 7l27 1 2-61c0-14 0-27-2-39-1-13-5-24-10-33s-12-17-21-23c-9-5-21-8-37-9-18 0-32 5-42 14-10 10-16 24-16 42z">
            <text:p/>
          </draw:path>
          <draw:path draw:style-name="gr15" draw:text-style-name="P3" draw:layer="layout" svg:width="0.343cm" svg:height="0.272cm" svg:x="43.728cm" svg:y="20.16cm" svg:viewBox="0 0 344 273" svg:d="M1 212l213 5c16 0 30-1 41-3s20-6 27-11 12-12 15-21 4-20 5-33c0-13-2-25-7-36-4-10-10-20-19-27-9-8-19-14-32-19-13-4-28-6-45-7l-194-4 1-56 264 6c7 0 15 0 22 0 8 0 15 0 22 0s13 0 18 0 8 0 10 0l-1 53c-1 0-4 0-9 0-4 0-10 0-15 0-6 1-12 1-18 1-7 0-12 0-16 0v1c10 5 18 11 26 18 8 6 14 14 20 23 5 8 9 18 12 29 2 11 4 24 3 38 0 19-3 35-8 48-4 14-12 24-21 33-10 8-23 14-38 18s-33 5-53 5l-224-5z">
            <text:p/>
          </draw:path>
          <draw:path draw:style-name="gr15" draw:text-style-name="P3" draw:layer="layout" svg:width="0.416cm" svg:height="0.156cm" svg:x="43.719cm" svg:y="20.483cm" svg:viewBox="0 0 417 157" svg:d="M6 155c-2-8-3-17-5-26-1-8-1-19-1-30 1-45 27-67 78-65l224 5v-39l41 1-1 41 75 18-1 37-75-2-2 62h-40l1-62-212-5c-16-1-27 2-34 7-6 5-10 14-10 27 0 5 0 11 1 16 0 5 1 10 2 16z">
            <text:p/>
          </draw:path>
          <draw:path draw:style-name="gr15" draw:text-style-name="P3" draw:layer="layout" svg:width="0.461cm" svg:height="0.065cm" svg:x="43.72cm" svg:y="20.687cm" svg:viewBox="0 0 462 66" svg:d="M409 9c17 1 35 1 53 2 0 18-1 37-1 55-18 0-36 0-54-1 1-18 1-37 2-56zM1 0c112 3 224 5 336 8 0 18-1 37-1 55-112-2-224-5-336-7 0-19 1-37 1-56z">
            <text:p/>
          </draw:path>
          <draw:path draw:style-name="gr15" draw:text-style-name="P3" draw:layer="layout" svg:width="0.347cm" svg:height="0.324cm" svg:x="43.709cm" svg:y="20.813cm" svg:viewBox="0 0 348 325" svg:d="M1 99c1-34 10-59 29-75 18-17 43-25 74-24 22 1 40 5 54 14s25 20 33 33c8 14 13 30 16 47 3 18 4 35 3 53l-1 76h18c14 0 26-1 36-3 10-3 18-7 24-13s11-13 14-22 4-20 5-32c0-11-1-21-2-29-1-9-4-17-8-23-4-7-9-12-16-16s-15-7-26-8l7-58c13 2 25 6 36 12s20 15 28 25c8 11 14 25 18 41s6 35 5 58c-1 42-11 74-31 95-20 20-48 30-85 30l-144-4c-17 0-29 2-38 6-8 4-13 12-13 24 0 4 0 7 0 10 1 3 1 6 2 9l-35-1c-1-7-3-14-3-21-1-7-1-14-1-22 0-11 2-20 5-27 3-8 7-14 13-18 6-5 13-8 21-11 9-2 19-3 30-4v-2c-11-6-20-13-29-20-8-7-16-16-21-25-6-10-11-21-14-33s-4-26-4-42zM43 113c-1 18 2 33 8 47 7 13 15 24 24 33 10 9 21 16 33 21 12 4 23 7 34 7l27 1 2-61c0-14 0-27-2-39-1-13-5-24-10-33s-12-17-21-23c-9-5-21-8-37-9-18 0-32 5-42 14-10 10-16 24-16 42z">
            <text:p/>
          </draw:path>
          <draw:path draw:style-name="gr15" draw:text-style-name="P3" draw:layer="layout" svg:width="0.416cm" svg:height="0.156cm" svg:x="43.704cm" svg:y="21.152cm" svg:viewBox="0 0 417 157" svg:d="M6 155c-2-8-3-17-5-26-1-8-1-19-1-30 1-45 27-67 78-65l224 5v-39l41 1-1 41 75 18-1 37-75-2-2 62h-40l1-62-212-5c-16-1-27 2-34 7-6 5-10 14-10 27 0 5 0 11 1 16 0 5 1 10 2 16z">
            <text:p/>
          </draw:path>
          <draw:path draw:style-name="gr15" draw:text-style-name="P3" draw:layer="layout" svg:width="0.347cm" svg:height="0.297cm" svg:x="43.697cm" svg:y="21.344cm" svg:viewBox="0 0 348 298" svg:d="M164 58c-17 0-33 1-48 5-15 3-28 8-39 16-11 7-19 16-25 28s-10 26-10 42c-1 24 4 44 13 59 10 14 22 25 36 30l-15 49c-9-4-18-9-27-16-10-6-18-15-25-25-8-11-13-24-18-40-4-16-6-35-6-58 1-49 17-87 47-112s74-37 133-36c31 1 58 5 79 14 22 8 40 19 53 33s23 30 28 49c6 18 9 37 8 58 0 28-5 52-15 70-10 19-22 34-39 45-16 11-35 19-57 23-22 5-45 6-71 6h-7zM203 241c36-2 62-11 78-25 17-15 25-36 26-64 0-9-1-19-4-29-3-11-8-20-15-29-8-9-18-16-31-23-13-6-30-10-50-11z">
            <text:p/>
          </draw:path>
          <draw:path draw:style-name="gr15" draw:text-style-name="P3" draw:layer="layout" svg:width="0.346cm" svg:height="0.276cm" svg:x="43.69cm" svg:y="21.684cm" svg:viewBox="0 0 347 277" svg:d="M96 277c-16 0-30-4-42-10s-22-15-30-27-15-26-19-43-5-37-5-58c1-20 2-37 6-53 3-15 8-29 15-40 7-12 16-22 27-29 11-8 24-14 40-17l9 50c-18 4-32 13-40 28-9 15-14 35-14 62-1 12 0 23 1 33 2 10 4 19 8 26s9 13 16 17 15 7 25 7 18-2 25-7c7-4 12-11 17-19 4-9 8-19 12-31 3-12 7-25 11-39s8-27 13-40 11-25 18-36c7-10 16-18 27-25 11-6 24-9 40-9 31 1 54 12 69 34 16 23 23 55 22 96-1 37-8 67-21 88-14 22-35 35-64 40l-5-50c9-2 16-5 22-10s11-11 15-18 6-14 8-23 3-18 3-28c1-25-3-44-10-56-8-12-19-18-35-18-9-1-16 1-22 6-6 4-11 10-16 18-4 8-7 17-11 28-3 11-6 24-10 37-2 9-5 18-8 27s-6 18-10 27-8 17-13 25c-5 7-11 14-18 19-7 6-15 11-24 14-10 3-20 4-32 4z">
            <text:p/>
          </draw:path>
        </draw:g>
        <draw:g>
          <draw:path draw:style-name="gr15" draw:text-style-name="P3" draw:layer="layout" svg:width="0.339cm" svg:height="0.164cm" svg:x="29.663cm" svg:y="19.523cm" svg:viewBox="0 0 340 165" svg:d="M1 0l258 6c7 0 14 0 21 0 8 0 15 0 22 0 6 0 13 0 19 0s11 0 16 0l-1 53c-5 0-10 0-16 0-7 0-13 0-19 0-7 1-13 1-19 1s-11 0-15-1v2c13 4 24 8 33 13 10 5 17 10 23 16s10 14 13 22 4 18 4 30c0 5 0 9-1 13s-2 7-2 10l-52-2c1-3 2-8 3-13 1-4 1-10 1-16 0-13-2-24-8-33-5-9-13-17-23-23-11-6-23-10-37-13s-29-5-46-5l-175-4z">
            <text:p/>
          </draw:path>
          <draw:path draw:style-name="gr15" draw:text-style-name="P3" draw:layer="layout" svg:width="0.347cm" svg:height="0.297cm" svg:x="29.65cm" svg:y="19.722cm" svg:viewBox="0 0 348 298" svg:d="M164 58c-17 0-33 1-48 5-15 3-28 8-39 16-11 7-19 16-25 28s-10 26-10 42c-1 24 4 44 13 59 10 14 22 25 36 30l-15 49c-9-4-18-9-27-16-10-6-18-15-25-25-8-11-13-24-18-40-4-16-6-35-6-58 1-49 17-87 47-112s74-37 133-36c31 1 58 5 79 14 22 8 40 19 53 33s23 30 28 49c6 18 9 37 8 58 0 28-5 52-15 70-10 19-22 34-39 45-16 11-35 19-57 23-22 5-45 6-71 6h-7zM203 241c36-2 62-11 78-25 17-15 25-36 26-64 0-9-1-19-4-29-3-11-8-20-15-29-8-9-18-16-31-23-13-6-30-10-50-11z">
            <text:p/>
          </draw:path>
          <draw:path draw:style-name="gr15" draw:text-style-name="P3" draw:layer="layout" svg:width="0.347cm" svg:height="0.324cm" svg:x="29.642cm" svg:y="20.071cm" svg:viewBox="0 0 348 325" svg:d="M1 99c1-34 10-59 29-75 18-17 43-25 74-24 22 1 40 5 54 14s25 20 33 33c8 14 13 30 16 47 3 18 4 35 3 53l-1 76h18c14 0 26-1 36-3 10-3 18-7 24-13s11-13 14-22 4-20 5-32c0-11-1-21-2-29-1-9-4-17-8-23-4-7-9-12-16-16s-15-7-26-8l7-58c13 2 25 6 36 12s20 15 28 25c8 11 14 25 18 41s6 35 5 58c-1 42-11 74-31 95-20 20-48 30-85 30l-144-4c-17 0-29 2-38 6-8 4-13 12-13 24 0 4 0 7 0 10 1 3 1 6 2 9l-35-1c-1-7-3-14-3-21-1-7-1-14-1-22 0-11 2-20 5-27 3-8 7-14 13-18 6-5 13-8 21-11 9-2 19-3 30-4v-2c-11-6-20-13-29-20-8-7-16-16-21-25-6-10-11-21-14-33s-4-26-4-42zM43 113c-1 18 2 33 8 47 7 13 15 24 24 33 10 9 21 16 33 21 12 4 23 7 34 7l27 1 2-61c0-14 0-27-2-39-1-13-5-24-10-33s-12-17-21-23c-9-5-21-8-37-9-18 0-32 5-42 14-10 10-16 24-16 42z">
            <text:p/>
          </draw:path>
          <draw:path draw:style-name="gr15" draw:text-style-name="P3" draw:layer="layout" svg:width="0.461cm" svg:height="0.065cm" svg:x="29.642cm" svg:y="20.435cm" svg:viewBox="0 0 462 66" svg:d="M1 0c154 4 307 7 461 11-1 18-1 37-2 55-153-3-307-7-460-10 0-19 1-37 1-56z">
            <text:p/>
          </draw:path>
          <draw:path draw:style-name="gr15" draw:text-style-name="P3" draw:layer="layout" svg:width="0.461cm" svg:height="0.065cm" svg:x="29.638cm" svg:y="20.575cm" svg:viewBox="0 0 462 66" svg:d="M409 9c17 1 35 1 53 2 0 18-1 37-1 55-18 0-36 0-54-1 1-18 1-37 2-56zM1 0c112 3 224 5 336 8 0 18-1 37-1 55-112-2-224-5-336-7 0-19 1-37 1-56z">
            <text:p/>
          </draw:path>
          <draw:path draw:style-name="gr15" draw:text-style-name="P3" draw:layer="layout" svg:width="0.341cm" svg:height="0.279cm" svg:x="29.631cm" svg:y="20.688cm" svg:viewBox="0 0 342 280" svg:d="M6 0c15 0 29 1 43 1 82 70 164 140 245 211 2-65 3-129 5-193 14 0 29 1 43 1-2 85-4 170-6 256-14-1-28-1-42-1-82-71-164-141-246-211-2 72-3 144-5 216-14 0-29 0-43-1 2-93 4-186 6-279z">
            <text:p/>
          </draw:path>
          <draw:path draw:style-name="gr15" draw:text-style-name="P3" draw:layer="layout" svg:width="0.347cm" svg:height="0.297cm" svg:x="29.621cm" svg:y="21.02cm" svg:viewBox="0 0 348 298" svg:d="M164 58c-17 0-33 1-48 5-15 3-28 8-39 16-11 7-19 16-25 28s-10 26-10 42c-1 24 4 44 13 59 10 14 22 25 36 30l-15 49c-9-4-18-9-27-16-10-6-18-15-25-25-8-11-13-24-18-40-4-16-6-35-6-58 1-49 17-87 47-112s74-37 133-36c31 1 58 5 79 14 22 8 40 19 53 33s23 30 28 49c6 18 9 37 8 58 0 28-5 52-15 70-10 19-22 34-39 45-16 11-35 19-57 23-22 5-45 6-71 6h-7zM203 241c36-2 62-11 78-25 17-15 25-36 26-64 0-9-1-19-4-29-3-11-8-20-15-29-8-9-18-16-31-23-13-6-30-10-50-11z">
            <text:p/>
          </draw:path>
          <draw:path draw:style-name="gr15" draw:text-style-name="P3" draw:layer="layout" svg:width="0.346cm" svg:height="0.276cm" svg:x="29.613cm" svg:y="21.361cm" svg:viewBox="0 0 347 277" svg:d="M96 277c-16 0-30-4-42-10s-22-15-30-27-15-26-19-43-5-37-5-58c1-20 2-37 6-53 3-15 8-29 15-40 7-12 16-22 27-29 11-8 24-14 40-17l9 50c-18 4-32 13-40 28-9 15-14 35-14 62-1 12 0 23 1 33 2 10 4 19 8 26s9 13 16 17 15 7 25 7 18-2 25-7c7-4 12-11 17-19 4-9 8-19 12-31 3-12 7-25 11-39s8-27 13-40 11-25 18-36c7-10 16-18 27-25 11-6 24-9 40-9 31 1 54 12 69 34 16 23 23 55 22 96-1 37-8 67-21 88-14 22-35 35-64 40l-5-50c9-2 16-5 22-10s11-11 15-18 6-14 8-23 3-18 3-28c1-25-3-44-10-56-8-12-19-18-35-18-9-1-16 1-22 6-6 4-11 10-16 18-4 8-7 17-11 28-3 11-6 24-10 37-2 9-5 18-8 27s-6 18-10 27-8 17-13 25c-5 7-11 14-18 19-7 6-15 11-24 14-10 3-20 4-32 4z">
            <text:p/>
          </draw:path>
        </draw:g>
        <draw:g>
          <draw:path draw:style-name="gr15" draw:text-style-name="P3" draw:layer="layout" svg:width="0.347cm" svg:height="0.299cm" svg:x="41.755cm" svg:y="25.51cm" svg:viewBox="0 0 348 300" svg:d="M171 300c-59-2-102-15-130-42-29-26-42-64-41-113 1-24 5-45 12-63s19-33 33-46c15-12 34-21 56-28 21-6 47-9 77-8 116 3 173 54 170 154 0 26-5 49-12 68-8 18-19 34-34 45-15 12-33 21-55 26s-47 7-76 7zM172 241c26 1 48-1 65-4 17-4 31-10 41-17 10-8 18-17 22-28s7-24 7-38-2-27-6-38c-4-12-11-22-21-30s-23-15-40-20c-17-4-38-7-63-7-27-1-48 1-65 5-18 4-31 10-42 18-10 8-17 17-22 28-4 10-6 22-7 35 0 14 2 27 5 39 4 11 11 21 21 30 10 8 24 15 41 19 17 5 38 8 64 8z">
            <text:p/>
          </draw:path>
          <draw:path draw:style-name="gr15" draw:text-style-name="P3" draw:layer="layout" svg:width="0.47cm" svg:height="0.29cm" svg:x="41.623cm" svg:y="25.871cm" svg:viewBox="0 0 471 291" svg:d="M296 291c-25-1-49-4-70-8-22-5-40-12-55-22-16-10-27-23-36-39-8-16-12-36-12-59 1-24 6-45 15-62 10-18 25-32 46-41v-1c0 0-2 0-6 0-3 0-7 0-12 0s-10 0-17 0c-6 0-12 0-18 0l-131-3 1-56 399 9c8 0 16 0 24 1 7 0 14 0 20 0 6-1 11-1 16-1 4 0 7 0 9 0l-1 54c-1 0-3 0-7 0-4 1-8 1-13 1s-11 0-17 1c-6 0-12 0-17 0v1c11 5 20 11 27 18s13 15 18 23c5 9 8 18 10 29 2 10 3 22 2 35 0 23-5 43-13 58-9 16-21 28-36 38-15 9-34 15-55 19s-45 5-71 5zM296 232c21 0 40 0 56-3 16-2 30-6 41-11 11-6 20-14 26-24s9-23 10-38c0-13-2-24-5-35s-10-21-19-29c-10-9-24-16-41-21s-40-8-68-8c-24-1-44 1-61 4-16 4-30 9-40 16-10 8-18 17-23 28-4 11-7 24-7 38 0 16 2 29 8 39s14 19 26 25c11 6 25 11 41 14s35 4 56 5z">
            <text:p/>
          </draw:path>
          <draw:path draw:style-name="gr15" draw:text-style-name="P3" draw:layer="layout" svg:width="0.47cm" svg:height="0.29cm" svg:x="41.615cm" svg:y="26.222cm" svg:viewBox="0 0 471 291" svg:d="M296 291c-25-1-49-4-70-8-22-5-40-12-55-22-16-10-27-23-36-39-8-16-12-36-12-59 1-24 6-45 15-62 10-18 25-32 46-41v-1c0 0-2 0-6 0-3 0-7 0-12 0s-10 0-17 0c-6 0-12 0-18 0l-131-3 1-56 399 9c8 0 16 0 24 1 7 0 14 0 20 0 6-1 11-1 16-1 4 0 7 0 9 0l-1 54c-1 0-3 0-7 0-4 1-8 1-13 1s-11 0-17 1c-6 0-12 0-17 0v1c11 5 20 11 27 18s13 15 18 23c5 9 8 18 10 29 2 10 3 22 2 35 0 23-5 43-13 58-9 16-21 28-36 38-15 9-34 15-55 19s-45 5-71 5zM296 232c21 0 40 0 56-3 16-2 30-6 41-11 11-6 20-14 26-24s9-23 10-38c0-13-2-24-5-35s-10-21-19-29c-10-9-24-16-41-21s-40-8-68-8c-24-1-44 1-61 4-16 4-30 9-40 16-10 8-18 17-23 28-4 11-7 24-7 38 0 16 2 29 8 39s14 19 26 25c11 6 25 11 41 14s35 4 56 5z">
            <text:p/>
          </draw:path>
          <draw:path draw:style-name="gr15" draw:text-style-name="P3" draw:layer="layout" svg:width="0.347cm" svg:height="0.299cm" svg:x="41.731cm" svg:y="26.564cm" svg:viewBox="0 0 348 300" svg:d="M171 300c-59-2-102-15-130-42-29-26-42-64-41-113 1-24 5-45 12-63s19-33 33-46c15-12 34-21 56-28 21-6 47-9 77-8 116 3 173 54 170 154 0 26-5 49-12 68-8 18-19 34-34 45-15 12-33 21-55 26s-47 7-76 7zM172 241c26 1 48-1 65-4 17-4 31-10 41-17 10-8 18-17 22-28s7-24 7-38-2-27-6-38c-4-12-11-22-21-30s-23-15-40-20c-17-4-38-7-63-7-27-1-48 1-65 5-18 4-31 10-42 18-10 8-17 17-22 28-4 10-6 22-7 35 0 14 2 27 5 39 4 11 11 21 21 30 10 8 24 15 41 19 17 5 38 8 64 8z">
            <text:p/>
          </draw:path>
          <draw:path draw:style-name="gr15" draw:text-style-name="P3" draw:layer="layout" svg:width="0.346cm" svg:height="0.276cm" svg:x="41.724cm" svg:y="26.904cm" svg:viewBox="0 0 347 277" svg:d="M96 277c-16 0-30-4-42-10s-22-15-30-27-15-26-19-43-5-37-5-58c1-20 2-37 6-53 3-15 8-29 15-40 7-12 16-22 27-29 11-8 24-14 40-17l9 50c-18 4-32 13-40 28-9 15-14 35-14 62-1 12 0 23 1 33 2 10 4 19 8 26s9 13 16 17 15 7 25 7 18-2 25-7c7-4 12-11 17-19 4-9 8-19 12-31 3-12 7-25 11-39s8-27 13-40 11-25 18-36c7-10 16-18 27-25 11-6 24-9 40-9 31 1 54 12 69 34 16 23 23 55 22 96-1 37-8 67-21 88-14 22-35 35-64 40l-5-50c9-2 16-5 22-10s11-11 15-18 6-14 8-23 3-18 3-28c1-25-3-44-10-56-8-12-19-18-35-18-9-1-16 1-22 6-6 4-11 10-16 18-4 8-7 17-11 28-3 11-6 24-10 37-2 9-5 18-8 27s-6 18-10 27-8 17-13 25c-5 7-11 14-18 19-7 6-15 11-24 14-10 3-20 4-32 4z">
            <text:p/>
          </draw:path>
          <draw:path draw:style-name="gr15" draw:text-style-name="P3" draw:layer="layout" svg:width="0.347cm" svg:height="0.297cm" svg:x="41.716cm" svg:y="27.233cm" svg:viewBox="0 0 348 298" svg:d="M164 58c-17 0-33 1-48 5-15 3-28 8-39 16-11 7-19 16-25 28s-10 26-10 42c-1 24 4 44 13 59 10 14 22 25 36 30l-15 49c-9-4-18-9-27-16-10-6-18-15-25-25-8-11-13-24-18-40-4-16-6-35-6-58 1-49 17-87 47-112s74-37 133-36c31 1 58 5 79 14 22 8 40 19 53 33s23 30 28 49c6 18 9 37 8 58 0 28-5 52-15 70-10 19-22 34-39 45-16 11-35 19-57 23-22 5-45 6-71 6h-7zM203 241c36-2 62-11 78-25 17-15 25-36 26-64 0-9-1-19-4-29-3-11-8-20-15-29-8-9-18-16-31-23-13-6-30-10-50-11z">
            <text:p/>
          </draw:path>
        </draw:g>
        <draw:g>
          <draw:path draw:style-name="gr15" draw:text-style-name="P3" draw:layer="layout" svg:width="0.346cm" svg:height="0.276cm" svg:x="56.156cm" svg:y="24.6cm" svg:viewBox="0 0 347 277" svg:d="M96 277c-16 0-30-4-42-10s-22-15-30-27-15-26-19-43-5-37-5-58c1-20 2-37 6-53 3-15 8-29 15-40 7-12 16-22 27-29 11-8 24-14 40-17l9 50c-18 4-32 13-40 28-9 15-14 35-14 62-1 12 0 23 1 33 2 10 4 19 8 26s9 13 16 17 15 7 25 7 18-2 25-7c7-4 12-11 17-19 4-9 8-19 12-31 3-12 7-25 11-39s8-27 13-40 11-25 18-36c7-10 16-18 27-25 11-6 24-9 40-9 31 1 54 12 69 34 16 23 23 55 22 96-1 37-8 67-21 88-14 22-35 35-64 40l-5-50c9-2 16-5 22-10s11-11 15-18 6-14 8-23 3-18 3-28c1-25-3-44-10-56-8-12-19-18-35-18-9-1-16 1-22 6-6 4-11 10-16 18-4 8-7 17-11 28-3 11-6 24-10 37-2 9-5 18-8 27s-6 18-10 27-8 17-13 25c-5 7-11 14-18 19-7 6-15 11-24 14-10 3-20 4-32 4z">
            <text:p/>
          </draw:path>
          <draw:path draw:style-name="gr15" draw:text-style-name="P3" draw:layer="layout" svg:width="0.347cm" svg:height="0.297cm" svg:x="56.148cm" svg:y="24.93cm" svg:viewBox="0 0 348 298" svg:d="M164 58c-17 0-33 1-48 5-15 3-28 8-39 16-11 7-19 16-25 28s-10 26-10 42c-1 24 4 44 13 59 10 14 22 25 36 30l-15 49c-9-4-18-9-27-16-10-6-18-15-25-25-8-11-13-24-18-40-4-16-6-35-6-58 1-49 17-87 47-112s74-37 133-36c31 1 58 5 79 14 22 8 40 19 53 33s23 30 28 49c6 18 9 37 8 58 0 28-5 52-15 70-10 19-22 34-39 45-16 11-35 19-57 23-22 5-45 6-71 6h-7zM203 241c36-2 62-11 78-25 17-15 25-36 26-64 0-9-1-19-4-29-3-11-8-20-15-29-8-9-18-16-31-23-13-6-30-10-50-11z">
            <text:p/>
          </draw:path>
          <draw:path draw:style-name="gr15" draw:text-style-name="P3" draw:layer="layout" svg:width="0.347cm" svg:height="0.273cm" svg:x="56.14cm" svg:y="25.28cm" svg:viewBox="0 0 348 274" svg:d="M178 58c-20 0-37 1-54 3-16 3-30 7-42 14-11 6-21 14-27 25-7 11-11 24-11 40 0 20 5 37 15 50 10 14 26 22 47 26l-1 56c-14-2-28-6-40-13-13-6-25-15-34-26-10-11-18-24-23-39-6-16-8-33-8-53 1-27 6-49 15-67s22-33 38-44 34-19 55-24c22-4 45-6 70-6 22 1 42 3 59 7s32 10 45 17 24 15 32 24c9 9 15 20 21 30 5 11 8 22 10 34s3 24 3 36c0 19-3 35-9 50-5 14-13 27-22 37-9 11-20 19-32 26-13 6-26 10-40 13l-3-58c19-2 33-9 45-21 11-11 17-28 17-50 1-16-2-29-7-40-5-10-13-19-23-26-11-7-24-12-40-15s-35-5-56-6z">
            <text:p/>
          </draw:path>
          <draw:path draw:style-name="gr15" draw:text-style-name="P3" draw:layer="layout" svg:width="0.343cm" svg:height="0.272cm" svg:x="56.134cm" svg:y="25.61cm" svg:viewBox="0 0 344 273" svg:d="M343 61l-213-5c-16 0-30 1-41 3s-20 6-27 11c-6 5-11 12-14 21s-5 20-5 33c-1 13 1 25 6 36 4 10 11 20 19 27 9 8 20 14 33 19 12 4 27 6 44 7l195 4-2 56-264-6c-7 0-14 0-22 0s-15 0-22 0-13 0-18 0-8 0-9 0l1-52c1-1 4-1 8-1 5 0 10 0 16 0 6-1 12-1 18-1s11 0 15 0v-1c-9-5-18-11-26-18-7-6-14-14-19-23-6-8-10-18-12-29-3-11-4-24-4-38 0-19 3-35 8-48 5-14 12-24 22-33 10-8 22-14 37-18s33-5 54-5l223 5z">
            <text:p/>
          </draw:path>
          <draw:path draw:style-name="gr15" draw:text-style-name="P3" draw:layer="layout" svg:width="0.339cm" svg:height="0.164cm" svg:x="56.133cm" svg:y="25.963cm" svg:viewBox="0 0 340 165" svg:d="M1 0l258 6c7 0 14 0 21 0 8 0 15 0 22 0 6 0 13 0 19 0s11 0 16 0l-1 53c-5 0-10 0-16 0-7 0-13 0-19 0-7 1-13 1-19 1s-11 0-15-1v2c13 4 24 8 33 13 10 5 17 10 23 16s10 14 13 22 4 18 4 30c0 5 0 9-1 13s-2 7-2 10l-52-2c1-3 2-8 3-13 1-4 1-10 1-16 0-13-2-24-8-33-5-9-13-17-23-23-11-6-23-10-37-13s-29-5-46-5l-175-4z">
            <text:p/>
          </draw:path>
          <draw:path draw:style-name="gr15" draw:text-style-name="P3" draw:layer="layout" svg:width="0.347cm" svg:height="0.297cm" svg:x="56.12cm" svg:y="26.16cm" svg:viewBox="0 0 348 298" svg:d="M164 58c-17 0-33 1-48 5-15 3-28 8-39 16-11 7-19 16-25 28s-10 26-10 42c-1 24 4 44 13 59 10 14 22 25 36 30l-15 49c-9-4-18-9-27-16-10-6-18-15-25-25-8-11-13-24-18-40-4-16-6-35-6-58 1-49 17-87 47-112s74-37 133-36c31 1 58 5 79 14 22 8 40 19 53 33s23 30 28 49c6 18 9 37 8 58 0 28-5 52-15 70-10 19-22 34-39 45-16 11-35 19-57 23-22 5-45 6-71 6h-7zM203 241c36-2 62-11 78-25 17-15 25-36 26-64 0-9-1-19-4-29-3-11-8-20-15-29-8-9-18-16-31-23-13-6-30-10-50-11z">
            <text:p/>
          </draw:path>
          <draw:path draw:style-name="gr15" draw:text-style-name="P3" draw:layer="layout" svg:width="0.346cm" svg:height="0.276cm" svg:x="56.112cm" svg:y="26.501cm" svg:viewBox="0 0 347 277" svg:d="M96 277c-16 0-30-4-42-10s-22-15-30-27-15-26-19-43-5-37-5-58c1-20 2-37 6-53 3-15 8-29 15-40 7-12 16-22 27-29 11-8 24-14 40-17l9 50c-18 4-32 13-40 28-9 15-14 35-14 62-1 12 0 23 1 33 2 10 4 19 8 26s9 13 16 17 15 7 25 7 18-2 25-7c7-4 12-11 17-19 4-9 8-19 12-31 3-12 7-25 11-39s8-27 13-40 11-25 18-36c7-10 16-18 27-25 11-6 24-9 40-9 31 1 54 12 69 34 16 23 23 55 22 96-1 37-8 67-21 88-14 22-35 35-64 40l-5-50c9-2 16-5 22-10s11-11 15-18 6-14 8-23 3-18 3-28c1-25-3-44-10-56-8-12-19-18-35-18-9-1-16 1-22 6-6 4-11 10-16 18-4 8-7 17-11 28-3 11-6 24-10 37-2 9-5 18-8 27s-6 18-10 27-8 17-13 25c-5 7-11 14-18 19-7 6-15 11-24 14-10 3-20 4-32 4z">
            <text:p/>
          </draw:path>
          <draw:path draw:style-name="gr15" draw:text-style-name="P3" draw:layer="layout" svg:width="0.347cm" svg:height="0.324cm" svg:x="56.101cm" svg:y="27.005cm" svg:viewBox="0 0 348 325" svg:d="M1 99c1-34 10-59 29-75 18-17 43-25 74-24 22 1 40 5 54 14s25 20 33 33c8 14 13 30 16 47 3 18 4 35 3 53l-1 76h18c14 0 26-1 36-3 10-3 18-7 24-13s11-13 14-22 4-20 5-32c0-11-1-21-2-29-1-9-4-17-8-23-4-7-9-12-16-16s-15-7-26-8l7-58c13 2 25 6 36 12s20 15 28 25c8 11 14 25 18 41s6 35 5 58c-1 42-11 74-31 95-20 20-48 30-85 30l-144-4c-17 0-29 2-38 6-8 4-13 12-13 24 0 4 0 7 0 10 1 3 1 6 2 9l-35-1c-1-7-3-14-3-21-1-7-1-14-1-22 0-11 2-20 5-27 3-8 7-14 13-18 6-5 13-8 21-11 9-2 19-3 30-4v-2c-11-6-20-13-29-20-8-7-16-16-21-25-6-10-11-21-14-33s-4-26-4-42zM43 113c-1 18 2 33 8 47 7 13 15 24 24 33 10 9 21 16 33 21 12 4 23 7 34 7l27 1 2-61c0-14 0-27-2-39-1-13-5-24-10-33s-12-17-21-23c-9-5-21-8-37-9-18 0-32 5-42 14-10 10-16 24-16 42z">
            <text:p/>
          </draw:path>
          <draw:path draw:style-name="gr15" draw:text-style-name="P3" draw:layer="layout" svg:width="0.472cm" svg:height="0.288cm" svg:x="55.967cm" svg:y="27.358cm" svg:viewBox="0 0 473 289" svg:d="M0 136c1-19 3-36 7-51 4-14 10-27 18-37 8-11 17-19 27-25 10-7 22-11 34-14l7 56c-16 4-28 12-37 24-8 13-13 29-13 50-1 13 1 24 4 35 3 10 9 19 16 26 8 8 18 14 30 18 13 4 28 6 46 7l54 1v-1c-9-4-17-9-24-16-8-6-15-14-20-22-6-9-11-20-14-31-4-12-5-25-5-40 1-21 5-40 12-55 8-15 19-27 33-36 15-9 33-16 54-20s46-6 74-5c26 1 51 4 72 8 21 5 39 13 54 23 15 11 26 24 34 40 7 16 11 36 10 59 0 24-6 44-17 61-12 18-27 31-48 40 6 1 11 1 18 1 6 1 12 1 18 2 6 0 10 1 15 1 4 1 6 1 7 1l-2 53c-1 0-5 0-9 0-4-1-10-1-16-1-6-1-13-1-21-1-7-1-15-1-23-1l-257-6c-47-1-82-13-105-37-23-23-34-59-33-107zM298 228c23 1 43-1 60-6s31-11 41-19c11-8 19-17 24-28 5-10 8-21 8-32 1-15-1-27-6-37-5-11-12-19-23-26-10-7-24-12-41-16-16-4-36-6-59-6-24-1-45 0-61 3-17 3-30 8-40 14-11 6-18 15-23 25-4 10-7 22-7 36 0 11 2 22 7 33 4 10 11 20 21 29 11 9 24 16 40 21 16 6 36 9 59 9z">
            <text:p/>
          </draw:path>
          <draw:path draw:style-name="gr15" draw:text-style-name="P3" draw:layer="layout" svg:width="0.347cm" svg:height="0.324cm" svg:x="56.084cm" svg:y="27.708cm" svg:viewBox="0 0 348 325" svg:d="M1 99c1-34 10-59 29-75 18-17 43-25 74-24 22 1 40 5 54 14s25 20 33 33c8 14 13 30 16 47 3 18 4 35 3 53l-1 76h18c14 0 26-1 36-3 10-3 18-7 24-13s11-13 14-22 4-20 5-32c0-11-1-21-2-29-1-9-4-17-8-23-4-7-9-12-16-16s-15-7-26-8l7-58c13 2 25 6 36 12s20 15 28 25c8 11 14 25 18 41s6 35 5 58c-1 42-11 74-31 95-20 20-48 30-85 30l-144-4c-17 0-29 2-38 6-8 4-13 12-13 24 0 4 0 7 0 10 1 3 1 6 2 9l-35-1c-1-7-3-14-3-21-1-7-1-14-1-22 0-11 2-20 5-27 3-8 7-14 13-18 6-5 13-8 21-11 9-2 19-3 30-4v-2c-11-6-20-13-29-20-8-7-16-16-21-25-6-10-11-21-14-33s-4-26-4-42zM43 113c-1 18 2 33 8 47 7 13 15 24 24 33 10 9 21 16 33 21 12 4 23 7 34 7l27 1 2-61c0-14 0-27-2-39-1-13-5-24-10-33s-12-17-21-23c-9-5-21-8-37-9-18 0-32 5-42 14-10 10-16 24-16 42z">
            <text:p/>
          </draw:path>
          <draw:path draw:style-name="gr15" draw:text-style-name="P3" draw:layer="layout" svg:width="0.461cm" svg:height="0.065cm" svg:x="56.084cm" svg:y="28.072cm" svg:viewBox="0 0 462 66" svg:d="M409 9c17 1 35 1 53 2 0 18-1 37-1 55-18 0-36 0-54-1 1-18 1-37 2-56zM1 0c112 3 224 5 336 8 0 18-1 37-1 55-112-2-224-5-336-7 0-19 1-37 1-56z">
            <text:p/>
          </draw:path>
          <draw:path draw:style-name="gr15" draw:text-style-name="P3" draw:layer="layout" svg:width="0.343cm" svg:height="0.272cm" svg:x="56.076cm" svg:y="28.214cm" svg:viewBox="0 0 344 273" svg:d="M1 212l213 5c16 0 30-1 41-3s20-6 27-11 12-12 15-21 4-20 5-33c0-13-2-25-7-36-4-10-10-20-19-27-9-8-19-14-32-19-13-4-28-6-45-7l-194-4 1-56 264 6c7 0 15 0 22 0 8 0 15 0 22 0s13 0 18 0 8 0 10 0l-1 53c-1 0-4 0-9 0-4 0-10 0-15 0-6 1-12 1-18 1-7 0-12 0-16 0v1c10 5 18 11 26 18 8 6 14 14 20 23 5 8 9 18 12 29 2 11 4 24 3 38 0 19-3 35-8 48-4 14-12 24-21 33-10 8-23 14-38 18s-33 5-53 5l-224-5z">
            <text:p/>
          </draw:path>
          <draw:path draw:style-name="gr15" draw:text-style-name="P3" draw:layer="layout" svg:width="0.346cm" svg:height="0.276cm" svg:x="56.066cm" svg:y="28.54cm" svg:viewBox="0 0 347 277" svg:d="M96 277c-16 0-30-4-42-10s-22-15-30-27-15-26-19-43-5-37-5-58c1-20 2-37 6-53 3-15 8-29 15-40 7-12 16-22 27-29 11-8 24-14 40-17l9 50c-18 4-32 13-40 28-9 15-14 35-14 62-1 12 0 23 1 33 2 10 4 19 8 26s9 13 16 17 15 7 25 7 18-2 25-7c7-4 12-11 17-19 4-9 8-19 12-31 3-12 7-25 11-39s8-27 13-40 11-25 18-36c7-10 16-18 27-25 11-6 24-9 40-9 31 1 54 12 69 34 16 23 23 55 22 96-1 37-8 67-21 88-14 22-35 35-64 40l-5-50c9-2 16-5 22-10s11-11 15-18 6-14 8-23 3-18 3-28c1-25-3-44-10-56-8-12-19-18-35-18-9-1-16 1-22 6-6 4-11 10-16 18-4 8-7 17-11 28-3 11-6 24-10 37-2 9-5 18-8 27s-6 18-10 27-8 17-13 25c-5 7-11 14-18 19-7 6-15 11-24 14-10 3-20 4-32 4z">
            <text:p/>
          </draw:path>
          <draw:path draw:style-name="gr15" draw:text-style-name="P3" draw:layer="layout" svg:width="0.416cm" svg:height="0.156cm" svg:x="56.06cm" svg:y="28.855cm" svg:viewBox="0 0 417 157" svg:d="M6 155c-2-8-3-17-5-26-1-8-1-19-1-30 1-45 27-67 78-65l224 5v-39l41 1-1 41 75 18-1 37-75-2-2 62h-40l1-62-212-5c-16-1-27 2-34 7-6 5-10 14-10 27 0 5 0 11 1 16 0 5 1 10 2 16z">
            <text:p/>
          </draw:path>
        </draw:g>
        <draw:frame draw:style-name="gr9" draw:layer="layout" svg:width="3.302cm" svg:height="1.266cm" svg:x="20.071cm" svg:y="6.984cm">
          <draw:text-box>
            <text:p>targets</text:p>
          </draw:text-box>
        </draw:frame>
        <draw:frame draw:style-name="gr9" draw:layer="layout" svg:width="3.302cm" svg:height="1.266cm" svg:x="9.577cm" svg:y="35.729cm">
          <draw:text-box>
            <text:p>leads to</text:p>
          </draw:text-box>
        </draw:frame>
        <draw:frame draw:style-name="gr9" draw:layer="layout" svg:width="3.302cm" svg:height="1.266cm" svg:x="12.677cm" svg:y="33.329cm">
          <draw:text-box>
            <text:p>supports</text:p>
          </draw:text-box>
        </draw:frame>
        <draw:frame draw:style-name="gr9" draw:layer="layout" svg:width="3.302cm" svg:height="1.266cm" svg:x="9.577cm" svg:y="38.129cm">
          <draw:text-box>
            <text:p>holds f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09-01T17:33:19.194344496</dc:date>
    <dc:creator>darjeeling </dc:creator>
    <meta:editing-duration>PT5H23M46S</meta:editing-duration>
    <meta:editing-cycles>14</meta:editing-cycles>
    <meta:generator>LibreOffice/4.2.4.2$Linux_X86_64 LibreOffice_project/420m0$Build-2</meta:generator>
    <meta:document-statistic meta:object-count="100"/>
  </office:meta>
</office:document-meta>
</file>